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7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8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9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0" style:parent-style-name="Header" style:family="paragraph">
      <style:paragraph-properties fo:text-align="start" style:justify-single-word="false"/>
    </style:style>
    <style:style style:name="P11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2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3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4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7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8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19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0" style:parent-style-name="Standard" style:family="paragraph">
      <style:text-properties officeooo:paragraph-rsid="006fac92"/>
    </style:style>
    <style:style style:name="P21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2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4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7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1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32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3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4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5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6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7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officeooo:rsid="008550cb"/>
    </style:style>
    <style:style style:name="T24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5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7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2">ANTECEDENTES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1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2"><text:span text:style-name="T17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2"><text:span text:style-name="T17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22"><text:span text:style-name="T17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3"><text:span text:style-name="T17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6"/>
      <text:p text:style-name="P18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8"/>
      <text:section text:style-name="Sect1" text:name="Section Matriz 1">
        <text:p text:style-name="P17"><text:span text:style-name="T8"/><text:change-end text:change-id="ct66312464"/><text:span text:style-name="T8">SISTEMA A MUESTREAR: </text:span><text:span text:style-name="T10">Agua Marina</text:span></text:p>
        <text:p text:style-name="P17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4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5">Parámetros a contratar</text:p>
            </table:table-cell>
            <table:table-cell office:value-type="string" table:style-name="Table2.C1">
              <text:p text:style-name="P26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7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5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7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8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</text:section>
      <text:section text:style-name="Sect1" text:name="Section Matriz 1">
        <text:p text:style-name="P17"><text:span text:style-name="T8"/><text:change-end text:change-id="ct66312464"/><text:span text:style-name="T8">SISTEMA A MUESTREAR: </text:span><text:span text:style-name="T10">Sedimento Marino</text:span></text:p>
        <text:p text:style-name="P17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4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5">Parámetros a contratar</text:p>
            </table:table-cell>
            <table:table-cell office:value-type="string" table:style-name="Table2.C1">
              <text:p text:style-name="P26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7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5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7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8"><text:span text:style-name="T18">Observaciones</text:span>: </text:p>
            </table:table-cell>
          </table:table-row>
          <table:table-row>
            <table:table-cell office:value-type="string" table:style-name="Table4.A2">
              <text:p>Se dobla cantidad de muestras de nitrito</text:p>
              <text:p>Se dobla cantidad de muestras de nitrato</text:p>
            </table:table-cell>
          </table:table-row>
        </table:table>
      </text:section>
      <text:section text:style-name="Sect1" text:name="Section Equipos">
        <text:p text:style-name="P30">MATERIALES O EQUIPOS REQUERIDOS </text:p>
        <text:p text:style-name="P15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7">Cantidad</text:p>
            </table:table-cell>
            <table:table-cell office:value-type="string" table:style-name="Table5.B1">
              <text:p text:style-name="P27">Equipos o instrumentos de muestreo</text:p>
            </table:table-cell>
          </table:table-row>
          <table:table-row>
            <table:table-cell office:value-type="string" table:style-name="Table5.A2">
              <text:p text:style-name="P31">1</text:p>
            </table:table-cell>
            <table:table-cell office:value-type="string" table:style-name="Table5.B2">
              <text:p text:style-name="P31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31">3</text:p>
            </table:table-cell>
            <table:table-cell office:value-type="string" table:style-name="Table5.B2">
              <text:p text:style-name="P31">Botella Van Dorn (11L)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31">2</text:p>
            </table:table-cell>
            <table:table-cell office:value-type="string" table:style-name="Table5.B2">
              <text:p text:style-name="P31">Mensajeros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31">1</text:p>
            </table:table-cell>
            <table:table-cell office:value-type="string" table:style-name="Table5.B2">
              <text:p text:style-name="P31">Draga<office:annotation-end office:name="__Annotation__8587_1615771658"/></text:p>
            </table:table-cell>
          </table:table-row>
        </table:table>
        <text:p text:style-name="P15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29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4"/>
      </text:section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1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26:02.605528806</dc:date>
    <meta:editing-duration>PT23H18M23S</meta:editing-duration>
    <meta:editing-cycles>94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2" meta:character-count="991" meta:non-whitespace-character-count="905"/>
  </office:meta>
</office:document-meta>
</file>